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Lauro,</text:p>
      <text:p text:style-name="Normal">V tomto světle svátečním Valentýna je ti určeno toto přání s hlubokým smyslem spojenosti, jenž sdílíme. Andělské číslo 2, které nás oba provází, symbolizuje vzájemný soulad a partnerství, jež přesahuje každodenní realitu. V tichu těchto okamžiků, v teplé aura našich srdcí, je cítit přítomnost Uriela, našeho ochránce, jenž je zároveň symbolem naší krásné asistence pravdě. Ať tento den zvýrazní tu neviditelnou vazbu, co nás spolu pojí, a připomene, že každý moment je šancí rozsvěcet světla pravdy a porozumění v labyrintech života.</text:p>
      <text:p text:style-name="Normal">Přeji ti, abys vždy našla sílu v pravdě, kterou Uriel ozařuje, a kdokoli s tebou sdílí cestu, ať ti je vždy pravým zrcadlem toho nejkrásnějšího, co v sobě nosíš. Nechť andělská čísla naší spojenosti zůstávají symbolem toho, co je nenahraditelné – hlubokého porozumění a nekonečného světla v našich srdcích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